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reas cancer Diognostic<text:line-break/>using Neural Network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2T01:54:19.732231687</meta:creation-date>
    <dc:date>2019-01-22T01:55:19.162407172</dc:date>
    <meta:editing-duration>PT1M</meta:editing-duration>
    <meta:editing-cycles>1</meta:editing-cycles>
    <meta:document-statistic meta:object-count="25"/>
    <meta:generator>LibreOffice/5.2.7.2$Linux_X86_64 LibreOffice_project/20$Build-2</meta:generator>
  </office:meta>
</office:document-meta>
</file>